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4.1846in"/>
    </style:style>
    <style:style style:name="co9" style:family="table-column">
      <style:table-column-properties fo:break-before="auto" style:column-width="2.28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First Name</text:p>
          </table:table-cell>
          <table:table-cell table:style-name="ce4" office:value-type="string">
            <text:p>Surname</text:p>
          </table:table-cell>
          <table:table-cell table:style-name="ce4" office:value-type="string">
            <text:p>Affiliation</text:p>
          </table:table-cell>
          <table:table-cell table:style-name="ce4" office:value-type="string">
            <text:p>Country</text:p>
          </table:table-cell>
          <table:table-cell table:style-name="ce4" office:value-type="string">
            <text:p>E-mail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Junior</text:p>
          </table:table-cell>
          <table:table-cell table:style-name="ce4" office:value-type="string">
            <text:p>Industrial</text:p>
          </table:table-cell>
          <table:table-cell table:style-name="ce4" office:value-type="string">
            <text:p>Homepage</text:p>
          </table:table-cell>
          <table:table-cell table:style-name="ce4" office:value-type="string">
            <text:p>Topics</text:p>
          </table:table-cell>
          <table:table-cell table:style-name="ce4" office:value-type="string">
            <text:p>Round</text:p>
          </table:table-cell>
        </table:table-row>
        <table:table-row table:style-name="ro1">
          <table:table-cell table:style-name="ce2" office:value-type="string">
            <text:p>Michał</text:p>
          </table:table-cell>
          <table:table-cell office:value-type="string">
            <text:p>Pilipczu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michal.pilipczuk@mimuw.edu.pl</text:p>
          </table:table-cell>
          <table:table-cell table:number-columns-repeated="3"/>
          <table:table-cell office:value-type="string">
            <text:p>https://www.mimuw.edu.pl/~mp248287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zymon</text:p>
          </table:table-cell>
          <table:table-cell office:value-type="string">
            <text:p>Toruńczy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szymtor@mimuw.edu.pl</text:p>
          </table:table-cell>
          <table:table-cell table:number-columns-repeated="3"/>
          <table:table-cell office:value-type="string">
            <text:p>https://www.mimuw.edu.pl/~szymtor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arcin</text:p>
          </table:table-cell>
          <table:table-cell office:value-type="string">
            <text:p>Pilipczuk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marcin.pilipczuk@mimuw.edu.pl</text:p>
          </table:table-cell>
          <table:table-cell table:number-columns-repeated="3"/>
          <table:table-cell office:value-type="string">
            <text:p>https://www.mimuw.edu.pl/~malcin/</text:p>
          </table:table-cell>
          <table:table-cell office:value-type="string">
            <text:p>Algorithms, application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Irene</text:p>
          </table:table-cell>
          <table:table-cell office:value-type="string">
            <text:p>Muzi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irene.muzi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irenemuzigraph/home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Piotr</text:p>
          </table:table-cell>
          <table:table-cell office:value-type="string">
            <text:p>Micek</text:p>
          </table:table-cell>
          <table:table-cell office:value-type="string">
            <text:p>Jagiellonian University, Cracow</text:p>
          </table:table-cell>
          <table:table-cell office:value-type="string">
            <text:p>Poland</text:p>
          </table:table-cell>
          <table:table-cell office:value-type="string">
            <text:p>piotr.micek@tcs.uj.edu.pl</text:p>
          </table:table-cell>
          <table:table-cell table:number-columns-repeated="3"/>
          <table:table-cell office:value-type="string">
            <text:p>http://www.tcs.uj.edu.pl/micek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artosz</text:p>
          </table:table-cell>
          <table:table-cell office:value-type="string">
            <text:p>Walczak</text:p>
          </table:table-cell>
          <table:table-cell office:value-type="string">
            <text:p>Jagiellonian University, Cracow</text:p>
          </table:table-cell>
          <table:table-cell office:value-type="string">
            <text:p>Poland</text:p>
          </table:table-cell>
          <table:table-cell office:value-type="string">
            <text:p>walczak@tcs.uj.edu.pl</text:p>
          </table:table-cell>
          <table:table-cell table:number-columns-repeated="3"/>
          <table:table-cell office:value-type="string">
            <text:p>http://www.tcs.uj.edu.pl/walczak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Wojciech</text:p>
          </table:table-cell>
          <table:table-cell office:value-type="string">
            <text:p>Nadara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wojtek.nadara@gmail.com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Algorithms, application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ebastian</text:p>
          </table:table-cell>
          <table:table-cell office:value-type="string">
            <text:p>Siebertz</text:p>
          </table:table-cell>
          <table:table-cell office:value-type="string">
            <text:p>Humboldt University, Berlin</text:p>
          </table:table-cell>
          <table:table-cell office:value-type="string">
            <text:p>Germany</text:p>
          </table:table-cell>
          <table:table-cell office:value-type="string">
            <text:p>siebertz@informatik.hu-berlin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.informatik.hu-berlin.de/de/institut/mitarbeiter/1691486</text:p>
          </table:table-cell>
          <table:table-cell office:value-type="string">
            <text:p>Algorithms, application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tephan</text:p>
          </table:table-cell>
          <table:table-cell office:value-type="string">
            <text:p>Kreutzer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stephan.kreutzer@tu-berlin.de</text:p>
          </table:table-cell>
          <table:table-cell table:number-columns-repeated="3"/>
          <table:table-cell office:value-type="string">
            <text:p>http://logic.las.tu-berlin.de/Members/Kreutzer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Roman</text:p>
          </table:table-cell>
          <table:table-cell office:value-type="string">
            <text:p>Rabinovich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roman.rabinovich@tu-berlin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://logic.las.tu-berlin.de/Members/Rabinovich/</text:p>
          </table:table-cell>
          <table:table-cell office:value-type="string">
            <text:p>Algorithms, application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akub</text:p>
          </table:table-cell>
          <table:table-cell office:value-type="string">
            <text:p>Gajarský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jakub.gajarsky@tu-berlin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://logic.las.tu-berlin.de/Members/Gajarsky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Veit</text:p>
          </table:table-cell>
          <table:table-cell office:value-type="string">
            <text:p>Wiechert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wiechert@math.tu-berlin.d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ean-Florent</text:p>
          </table:table-cell>
          <table:table-cell office:value-type="string">
            <text:p>Raymond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raymond@tu-berlin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://www.user.tu-berlin.de/jraymond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artin</text:p>
          </table:table-cell>
          <table:table-cell office:value-type="string">
            <text:p>Grohe</text:p>
          </table:table-cell>
          <table:table-cell office:value-type="string">
            <text:p>RWTH Aachen</text:p>
          </table:table-cell>
          <table:table-cell office:value-type="string">
            <text:p>Germany</text:p>
          </table:table-cell>
          <table:table-cell office:value-type="string">
            <text:p>grohe@informatik.rwth-aachen.de </text:p>
          </table:table-cell>
          <table:table-cell table:number-columns-repeated="4"/>
          <table:table-cell office:value-type="string">
            <text:p>Combinatorics, 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Konstantinos</text:p>
          </table:table-cell>
          <table:table-cell office:value-type="string">
            <text:p>Stavropoulos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konstantinos.stavropoulos@uni-hamburg.de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.math.uni-hamburg.de/home/stavropoulos/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Weissauer</text:p>
          </table:table-cell>
          <table:table-cell office:value-type="string">
            <text:p>University of Hamburg</text:p>
          </table:table-cell>
          <table:table-cell office:value-type="string">
            <text:p>Germany</text:p>
          </table:table-cell>
          <table:table-cell office:value-type="string">
            <text:p>TODO@TODO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Kord</text:p>
          </table:table-cell>
          <table:table-cell office:value-type="string">
            <text:p>Eickmeyer</text:p>
          </table:table-cell>
          <table:table-cell office:value-type="string">
            <text:p>Technical University, Darmstadt</text:p>
          </table:table-cell>
          <table:table-cell office:value-type="string">
            <text:p>Germany</text:p>
          </table:table-cell>
          <table:table-cell office:value-type="string">
            <text:p>eickmeyer@mathematik.tu-darmstadt.de</text:p>
          </table:table-cell>
          <table:table-cell table:number-columns-repeated="3"/>
          <table:table-cell office:value-type="string">
            <text:p>https://www2.mathematik.tu-darmstadt.de/~eickmeyer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Nicole</text:p>
          </table:table-cell>
          <table:table-cell office:value-type="string">
            <text:p>Schweikardt</text:p>
          </table:table-cell>
          <table:table-cell office:value-type="string">
            <text:p>Humboldt University, Berlin</text:p>
          </table:table-cell>
          <table:table-cell office:value-type="string">
            <text:p>Germany</text:p>
          </table:table-cell>
          <table:table-cell office:value-type="string">
            <text:p>schweikn@informatik.hu-berlin.d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www2.informatik.hu-berlin.de/~schweikn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Peter</text:p>
          </table:table-cell>
          <table:table-cell office:value-type="string">
            <text:p>Rossmanith</text:p>
          </table:table-cell>
          <table:table-cell office:value-type="string">
            <text:p>RWTH Aachen</text:p>
          </table:table-cell>
          <table:table-cell office:value-type="string">
            <text:p>Germany</text:p>
          </table:table-cell>
          <table:table-cell office:value-type="string">
            <text:p>rossmani@informatik.rwth-aachen.de</text:p>
          </table:table-cell>
          <table:table-cell table:number-columns-repeated="3"/>
          <table:table-cell office:value-type="string">
            <text:p>https://tcs.rwth-aachen.de/~rossmani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orsten</text:p>
          </table:table-cell>
          <table:table-cell office:value-type="string">
            <text:p>Ueckerdt</text:p>
          </table:table-cell>
          <table:table-cell office:value-type="string">
            <text:p>Karlsruhe Institute of Technology</text:p>
          </table:table-cell>
          <table:table-cell office:value-type="string">
            <text:p>Germany</text:p>
          </table:table-cell>
          <table:table-cell office:value-type="string">
            <text:p>torsten.ueckerdt@kit.edu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i11www.iti.kit.edu/en/members/torsten_ueckerdt/index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Patrice</text:p>
          </table:table-cell>
          <table:table-cell office:value-type="string">
            <text:p>Ossona de Mendez</text:p>
          </table:table-cell>
          <table:table-cell office:value-type="string">
            <text:p>CAMS Paris, CNRS, and Charles University, Prague</text:p>
          </table:table-cell>
          <table:table-cell office:value-type="string">
            <text:p>France/Czechia</text:p>
          </table:table-cell>
          <table:table-cell office:value-type="string">
            <text:p>patrice.ossona-de-mendez@ehess.fr </text:p>
          </table:table-cell>
          <table:table-cell table:number-columns-repeated="3"/>
          <table:table-cell office:value-type="string">
            <text:p>http://cams.ehess.fr/patrice-ossona-de-mendez/</text:p>
          </table:table-cell>
          <table:table-cell office:value-type="string">
            <text:p>Combinatorics, 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uc</text:p>
          </table:table-cell>
          <table:table-cell office:value-type="string">
            <text:p>Segoufin</text:p>
          </table:table-cell>
          <table:table-cell office:value-type="string">
            <text:p>INRIA and ENS Ulm</text:p>
          </table:table-cell>
          <table:table-cell office:value-type="string">
            <text:p>France</text:p>
          </table:table-cell>
          <table:table-cell office:value-type="string">
            <text:p>luc.segoufin@inria.fr</text:p>
          </table:table-cell>
          <table:table-cell table:number-columns-repeated="3"/>
          <table:table-cell office:value-type="string">
            <text:p>https://who.rocq.inria.fr/Luc.Segoufin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lexandre</text:p>
          </table:table-cell>
          <table:table-cell office:value-type="string">
            <text:p>Vigny</text:p>
          </table:table-cell>
          <table:table-cell office:value-type="string">
            <text:p>University of Warsaw</text:p>
          </table:table-cell>
          <table:table-cell office:value-type="string">
            <text:p>Poland</text:p>
          </table:table-cell>
          <table:table-cell office:value-type="string">
            <text:p>alexandre.vigny@imj-prg.f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ebusers.imj-prg.fr/~alexandre.vigny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arthe</text:p>
          </table:table-cell>
          <table:table-cell office:value-type="string">
            <text:p>Bonamy</text:p>
          </table:table-cell>
          <table:table-cell office:value-type="string">
            <text:p>LaBRI Bordeaux and CNRS</text:p>
          </table:table-cell>
          <table:table-cell office:value-type="string">
            <text:p>France</text:p>
          </table:table-cell>
          <table:table-cell office:value-type="string">
            <text:p>marthe.bonamy@u-bordeaux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www.labri.fr/perso/mbonamy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imitrios</text:p>
          </table:table-cell>
          <table:table-cell office:value-type="string">
            <text:p>Thilikos</text:p>
          </table:table-cell>
          <table:table-cell office:value-type="string">
            <text:p>LIRMM Montpellier and CNRS</text:p>
          </table:table-cell>
          <table:table-cell office:value-type="string">
            <text:p>France</text:p>
          </table:table-cell>
          <table:table-cell office:value-type="string">
            <text:p>sedthilk@thilikos.info</text:p>
          </table:table-cell>
          <table:table-cell table:number-columns-repeated="3"/>
          <table:table-cell office:value-type="string">
            <text:p>https://www.lirmm.fr/~thilikosto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tephan</text:p>
          </table:table-cell>
          <table:table-cell office:value-type="string">
            <text:p>Thomasse</text:p>
          </table:table-cell>
          <table:table-cell office:value-type="string">
            <text:p>ENS Lyon</text:p>
          </table:table-cell>
          <table:table-cell office:value-type="string">
            <text:p>France</text:p>
          </table:table-cell>
          <table:table-cell office:value-type="string">
            <text:p>stephan.thomasse@ens-lyon.fr</text:p>
          </table:table-cell>
          <table:table-cell table:number-columns-repeated="3"/>
          <table:table-cell office:value-type="string">
            <text:p>http://perso.ens-lyon.fr/stephan.thomasse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Nicolas</text:p>
          </table:table-cell>
          <table:table-cell office:value-type="string">
            <text:p>Bousquet</text:p>
          </table:table-cell>
          <table:table-cell office:value-type="string">
            <text:p>University Grenoble Alpes and CNRS</text:p>
          </table:table-cell>
          <table:table-cell office:value-type="string">
            <text:p>France</text:p>
          </table:table-cell>
          <table:table-cell office:value-type="string">
            <text:p>nicolas.bousquet@grenoble-inp.f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pagesperso.g-scop.grenoble-inp.fr/~bousquen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ouis</text:p>
          </table:table-cell>
          <table:table-cell office:value-type="string">
            <text:p>Esperet</text:p>
          </table:table-cell>
          <table:table-cell office:value-type="string">
            <text:p>University Grenoble Alpes and CNRS</text:p>
          </table:table-cell>
          <table:table-cell office:value-type="string">
            <text:p>France</text:p>
          </table:table-cell>
          <table:table-cell office:value-type="string">
            <text:p>louis.esperet@grenoble-inp.f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pagesperso.g-scop.grenoble-inp.fr/~bousquen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Claire</text:p>
          </table:table-cell>
          <table:table-cell office:value-type="string">
            <text:p>Mathieu</text:p>
          </table:table-cell>
          <table:table-cell office:value-type="string">
            <text:p>CNRS</text:p>
          </table:table-cell>
          <table:table-cell office:value-type="string">
            <text:p>France</text:p>
          </table:table-cell>
          <table:table-cell office:value-type="string">
            <text:p>cmathieu@di.ens.fr</text:p>
          </table:table-cell>
          <table:table-cell table:number-columns-repeated="3"/>
          <table:table-cell office:value-type="string">
            <text:p>https://www.di.ens.fr/ClaireMathieu.html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urelie</text:p>
          </table:table-cell>
          <table:table-cell office:value-type="string">
            <text:p>Lagoutte</text:p>
          </table:table-cell>
          <table:table-cell office:value-type="string">
            <text:p>University Clermont-Auvergne</text:p>
          </table:table-cell>
          <table:table-cell office:value-type="string">
            <text:p>France</text:p>
          </table:table-cell>
          <table:table-cell office:value-type="string">
            <text:p>aurelie.lagoutte@uca.fr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fc.isima.fr/~alagoutte/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aroslav</text:p>
          </table:table-cell>
          <table:table-cell office:value-type="string">
            <text:p>Nešetřil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nesetril@iuuk.mff.cuni.cz</text:p>
          </table:table-cell>
          <table:table-cell table:number-columns-repeated="3"/>
          <table:table-cell office:value-type="string">
            <text:p>https://iuuk.mff.cuni.cz/~nesetril/en/</text:p>
          </table:table-cell>
          <table:table-cell office:value-type="string">
            <text:p>Combinatorics, 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Král'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dkral@fi.muni.cz</text:p>
          </table:table-cell>
          <table:table-cell table:number-columns-repeated="3"/>
          <table:table-cell office:value-type="string">
            <text:p>http://www.ucw.cz/~kral/</text:p>
          </table:table-cell>
          <table:table-cell office:value-type="string">
            <text:p>Combinatorics, 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Petr</text:p>
          </table:table-cell>
          <table:table-cell office:value-type="string">
            <text:p>Hliněný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hlineny@fi.muni.cz</text:p>
          </table:table-cell>
          <table:table-cell table:number-columns-repeated="3"/>
          <table:table-cell office:value-type="string">
            <text:p>https://www.fi.muni.cz/~hlineny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an</text:p>
          </table:table-cell>
          <table:table-cell office:value-type="string">
            <text:p>Obdržálek</text:p>
          </table:table-cell>
          <table:table-cell office:value-type="string">
            <text:p>Masaryk University, Brno</text:p>
          </table:table-cell>
          <table:table-cell office:value-type="string">
            <text:p>Czechia</text:p>
          </table:table-cell>
          <table:table-cell office:value-type="string">
            <text:p>obdrzalek@fi.muni.cz</text:p>
          </table:table-cell>
          <table:table-cell table:number-columns-repeated="3"/>
          <table:table-cell office:value-type="string">
            <text:p>https://www.fi.muni.cz/~xobdrzal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Zdeněk</text:p>
          </table:table-cell>
          <table:table-cell office:value-type="string">
            <text:p>Dvořák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ook@ucw.cz</text:p>
          </table:table-cell>
          <table:table-cell table:number-columns-repeated="3"/>
          <table:table-cell office:value-type="string">
            <text:p>https://iuuk.mff.cuni.cz/~rakdver/</text:p>
          </table:table-cell>
          <table:table-cell office:value-type="string">
            <text:p>Combinatorics, 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ereza</text:p>
          </table:table-cell>
          <table:table-cell office:value-type="string">
            <text:p>Klimošová</text:p>
          </table:table-cell>
          <table:table-cell office:value-type="string">
            <text:p>Charles University, Prague</text:p>
          </table:table-cell>
          <table:table-cell office:value-type="string">
            <text:p>Czechia</text:p>
          </table:table-cell>
          <table:table-cell office:value-type="string">
            <text:p>tereza@kam.mff.cuni.cz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iuuk.mff.cuni.cz/~tereza/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Robert</text:p>
          </table:table-cell>
          <table:table-cell office:value-type="string">
            <text:p>Ganian</text:p>
          </table:table-cell>
          <table:table-cell office:value-type="string">
            <text:p>Technical University, Vienna</text:p>
          </table:table-cell>
          <table:table-cell office:value-type="string">
            <text:p>Austria</text:p>
          </table:table-cell>
          <table:table-cell office:value-type="string">
            <text:p>rganian@ac.tuwien.ac.a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.ac.tuwien.ac.at/people/rganian/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ániel</text:p>
          </table:table-cell>
          <table:table-cell office:value-type="string">
            <text:p>Marx</text:p>
          </table:table-cell>
          <table:table-cell office:value-type="string">
            <text:p>Hungarian Academy of Sciences (MTA SZTAKI)</text:p>
          </table:table-cell>
          <table:table-cell office:value-type="string">
            <text:p>Hungary</text:p>
          </table:table-cell>
          <table:table-cell office:value-type="string">
            <text:p>dmarx@cs.bme.hu </text:p>
          </table:table-cell>
          <table:table-cell table:number-columns-repeated="3"/>
          <table:table-cell office:value-type="string">
            <text:p>http://www.cs.bme.hu/~dmarx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kanksha</text:p>
          </table:table-cell>
          <table:table-cell office:value-type="string">
            <text:p>Agrawal</text:p>
          </table:table-cell>
          <table:table-cell office:value-type="string">
            <text:p>Hungarian Academy of Sciences (MTA SZTAKI)</text:p>
          </table:table-cell>
          <table:table-cell office:value-type="string">
            <text:p>Hungary</text:p>
          </table:table-cell>
          <table:table-cell office:value-type="string">
            <text:p>agrawal.akanksha@mta.sztaki.hu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Jan</text:p>
          </table:table-cell>
          <table:table-cell office:value-type="string">
            <text:p>van den Heuvel</text:p>
          </table:table-cell>
          <table:table-cell office:value-type="string">
            <text:p>London School of Economics and Political Science</text:p>
          </table:table-cell>
          <table:table-cell office:value-type="string">
            <text:p>UK</text:p>
          </table:table-cell>
          <table:table-cell office:value-type="string">
            <text:p>j.van-den-heuvel@lse.ac.uk</text:p>
          </table:table-cell>
          <table:table-cell table:number-columns-repeated="3"/>
          <table:table-cell office:value-type="string">
            <text:p>http://www.maths.lse.ac.uk/personal/jan/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Quiroz</text:p>
          </table:table-cell>
          <table:table-cell office:value-type="string">
            <text:p>University of Chile, Santiago de Chile</text:p>
          </table:table-cell>
          <table:table-cell office:value-type="string">
            <text:p>Chile</text:p>
          </table:table-cell>
          <table:table-cell office:value-type="string">
            <text:p>dquiroz@cmm.uchile.cl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://www.cmm.uchile.cl/~dquiroz/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Felix</text:p>
          </table:table-cell>
          <table:table-cell office:value-type="string">
            <text:p>Reidl</text:p>
          </table:table-cell>
          <table:table-cell office:value-type="string">
            <text:p>Birbeck University of London</text:p>
          </table:table-cell>
          <table:table-cell office:value-type="string">
            <text:p>UK</text:p>
          </table:table-cell>
          <table:table-cell office:value-type="string">
            <text:p>f.reidl@dcs.bbk.ac.u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tcs.rwth-aachen.de/~reidl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nuj</text:p>
          </table:table-cell>
          <table:table-cell office:value-type="string">
            <text:p>Dawar</text:p>
          </table:table-cell>
          <table:table-cell office:value-type="string">
            <text:p>University of Cambridge</text:p>
          </table:table-cell>
          <table:table-cell office:value-type="string">
            <text:p>UK</text:p>
          </table:table-cell>
          <table:table-cell office:value-type="string">
            <text:p>anuj.dawar@cl.cam.ac.uk</text:p>
          </table:table-cell>
          <table:table-cell table:number-columns-repeated="3"/>
          <table:table-cell office:value-type="string">
            <text:p>https://www.cl.cam.ac.uk/~ad260/</text:p>
          </table:table-cell>
          <table:table-cell office:value-type="string">
            <text:p>Combinatorics, 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arcin</text:p>
          </table:table-cell>
          <table:table-cell office:value-type="string">
            <text:p>Wrochna</text:p>
          </table:table-cell>
          <table:table-cell office:value-type="string">
            <text:p>University of Warsaw, University of Oxford</text:p>
          </table:table-cell>
          <table:table-cell office:value-type="string">
            <text:p>Poland/UK</text:p>
          </table:table-cell>
          <table:table-cell office:value-type="string">
            <text:p>m.wrochna@mimuw.edu.pl 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.mimuw.edu.pl/~mw290715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Isolde</text:p>
          </table:table-cell>
          <table:table-cell office:value-type="string">
            <text:p>Adler</text:p>
          </table:table-cell>
          <table:table-cell office:value-type="string">
            <text:p>University of Leeds</text:p>
          </table:table-cell>
          <table:table-cell office:value-type="string">
            <text:p>UK</text:p>
          </table:table-cell>
          <table:table-cell office:value-type="string">
            <text:p>I.M.Adler@leeds.ac.uk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engineering.leeds.ac.uk/staff/810/Dr_Isolde_Adler</text:p>
          </table:table-cell>
          <table:table-cell office:value-type="string">
            <text:p>Algorithms, logic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Kristina</text:p>
          </table:table-cell>
          <table:table-cell office:value-type="string">
            <text:p>Vušković</text:p>
          </table:table-cell>
          <table:table-cell office:value-type="string">
            <text:p>University of Leeds</text:p>
          </table:table-cell>
          <table:table-cell office:value-type="string">
            <text:p>UK</text:p>
          </table:table-cell>
          <table:table-cell office:value-type="string">
            <text:p>K.Vuskovic@leeds.ac.uk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engineering.leeds.ac.uk/staff/249/kristina_vuskovic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Fedor</text:p>
          </table:table-cell>
          <table:table-cell office:value-type="string">
            <text:p>Fomi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fomin@ii.uib.no </text:p>
          </table:table-cell>
          <table:table-cell table:number-columns-repeated="3"/>
          <table:table-cell office:value-type="string">
            <text:p>http://www.ii.uib.no/~fomin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aket</text:p>
          </table:table-cell>
          <table:table-cell office:value-type="string">
            <text:p>Saurabh</text:p>
          </table:table-cell>
          <table:table-cell office:value-type="string">
            <text:p>University of Bergen and Institute of Mathematical Sciences, Chennai</text:p>
          </table:table-cell>
          <table:table-cell office:value-type="string">
            <text:p>Norway/India</text:p>
          </table:table-cell>
          <table:table-cell office:value-type="string">
            <text:p>saket@imsc.res.in</text:p>
          </table:table-cell>
          <table:table-cell table:number-columns-repeated="3"/>
          <table:table-cell office:value-type="string">
            <text:p>http://www.ii.uib.no/~saket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Fahad</text:p>
          </table:table-cell>
          <table:table-cell office:value-type="string">
            <text:p>Panola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Fahad.Panolan@uib.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folk.uib.no/fpa082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mer</text:p>
          </table:table-cell>
          <table:table-cell office:value-type="string">
            <text:p>Mouawad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amer.mouawad@gmail.com 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folk.uib.no/amo110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Eduard</text:p>
          </table:table-cell>
          <table:table-cell office:value-type="string">
            <text:p>Eiben</text:p>
          </table:table-cell>
          <table:table-cell office:value-type="string">
            <text:p>University of Bergen</text:p>
          </table:table-cell>
          <table:table-cell office:value-type="string">
            <text:p>Norway</text:p>
          </table:table-cell>
          <table:table-cell office:value-type="string">
            <text:p>Eduard.Eiben@uib.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s://www.uib.no/en/persons/Eduard.Eiben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Blair</text:p>
          </table:table-cell>
          <table:table-cell office:value-type="string">
            <text:p>Sullivan</text:p>
          </table:table-cell>
          <table:table-cell office:value-type="string">
            <text:p>North Carolina State University, Raleigh</text:p>
          </table:table-cell>
          <table:table-cell office:value-type="string">
            <text:p>USA</text:p>
          </table:table-cell>
          <table:table-cell office:value-type="string">
            <text:p>blair_sullivan@ncsu.edu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https://people.engr.ncsu.edu/vbsulliv/</text:p>
          </table:table-cell>
          <table:table-cell office:value-type="string">
            <text:p>Algorithms, application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aniel</text:p>
          </table:table-cell>
          <table:table-cell office:value-type="string">
            <text:p>Lokshtanov</text:p>
          </table:table-cell>
          <table:table-cell office:value-type="string">
            <text:p>University of California in Santa Barbara</text:p>
          </table:table-cell>
          <table:table-cell office:value-type="string">
            <text:p>USA</text:p>
          </table:table-cell>
          <table:table-cell office:value-type="string">
            <text:p>daniello@ucsb.edu</text:p>
          </table:table-cell>
          <table:table-cell table:number-columns-repeated="3"/>
          <table:table-cell office:value-type="string">
            <text:p>https://www.cs.ucsb.edu/people/faculty/lokshtanov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ariel</text:p>
          </table:table-cell>
          <table:table-cell office:value-type="string">
            <text:p>Har-Peled</text:p>
          </table:table-cell>
          <table:table-cell office:value-type="string">
            <text:p>University of Illinois in Urbana-Champaign</text:p>
          </table:table-cell>
          <table:table-cell office:value-type="string">
            <text:p>USA</text:p>
          </table:table-cell>
          <table:table-cell office:value-type="string">
            <text:p>sariel@uiuc.edu</text:p>
          </table:table-cell>
          <table:table-cell table:number-columns-repeated="3"/>
          <table:table-cell office:value-type="string">
            <text:p>https://sarielhp.org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Kent</text:p>
          </table:table-cell>
          <table:table-cell office:value-type="string">
            <text:p>Quanrud</text:p>
          </table:table-cell>
          <table:table-cell office:value-type="string">
            <text:p>University of Illinois in Urbana-Champaign</text:p>
          </table:table-cell>
          <table:table-cell office:value-type="string">
            <text:p>USA</text:p>
          </table:table-cell>
          <table:table-cell office:value-type="string">
            <text:p>quanrud2@illinois.edu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://quanrud2.web.engr.illinois.edu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Ken-ichi</text:p>
          </table:table-cell>
          <table:table-cell office:value-type="string">
            <text:p>Kawarabayashi</text:p>
          </table:table-cell>
          <table:table-cell office:value-type="string">
            <text:p>National Institute of Informatics, Tokyo</text:p>
          </table:table-cell>
          <table:table-cell office:value-type="string">
            <text:p>Japan</text:p>
          </table:table-cell>
          <table:table-cell office:value-type="string">
            <text:p>kkeniti@nii.ac.jp</text:p>
          </table:table-cell>
          <table:table-cell table:number-columns-repeated="4"/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ang-il</text:p>
          </table:table-cell>
          <table:table-cell office:value-type="string">
            <text:p>Oum</text:p>
          </table:table-cell>
          <table:table-cell office:value-type="string">
            <text:p>KAIST, Daejeon</text:p>
          </table:table-cell>
          <table:table-cell office:value-type="string">
            <text:p>South Korea</text:p>
          </table:table-cell>
          <table:table-cell office:value-type="string">
            <text:p>sangil@kaist.edu</text:p>
          </table:table-cell>
          <table:table-cell table:number-columns-repeated="3"/>
          <table:table-cell office:value-type="string">
            <text:p>https://mathsci.kaist.ac.kr/~sangil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O-joung</text:p>
          </table:table-cell>
          <table:table-cell office:value-type="string">
            <text:p>Kwon</text:p>
          </table:table-cell>
          <table:table-cell office:value-type="string">
            <text:p>Incheon National University</text:p>
          </table:table-cell>
          <table:table-cell office:value-type="string">
            <text:p>South Korea</text:p>
          </table:table-cell>
          <table:table-cell office:value-type="string">
            <text:p>ojoungkwon@inu.ac.kr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http://ojkwon.com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David</text:p>
          </table:table-cell>
          <table:table-cell office:value-type="string">
            <text:p>Wood</text:p>
          </table:table-cell>
          <table:table-cell office:value-type="string">
            <text:p>Monash University, Melbourne</text:p>
          </table:table-cell>
          <table:table-cell office:value-type="string">
            <text:p>Australia</text:p>
          </table:table-cell>
          <table:table-cell office:value-type="string">
            <text:p>david.wood@monash.edu</text:p>
          </table:table-cell>
          <table:table-cell table:number-columns-repeated="3"/>
          <table:table-cell office:value-type="string">
            <text:p>http://users.monash.edu.au/~davidwo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rchontia</text:p>
          </table:table-cell>
          <table:table-cell office:value-type="string">
            <text:p>Giannopoulou</text:p>
          </table:table-cell>
          <table:table-cell office:value-type="string">
            <text:p>Technical University, Berlin</text:p>
          </table:table-cell>
          <table:table-cell office:value-type="string">
            <text:p>Germany</text:p>
          </table:table-cell>
          <table:table-cell office:value-type="string">
            <text:p>Archontia.Giannopoulou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://users.uoa.gr/~arcgian/index.html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Paul</text:p>
          </table:table-cell>
          <table:table-cell office:value-type="string">
            <text:p>Wollan</text:p>
          </table:table-cell>
          <table:table-cell office:value-type="string">
            <text:p>University of Rome “La Sapienza”</text:p>
          </table:table-cell>
          <table:table-cell office:value-type="string">
            <text:p>Italy</text:p>
          </table:table-cell>
          <table:table-cell office:value-type="string">
            <text:p>wollan@di.uniroma1.it</text:p>
          </table:table-cell>
          <table:table-cell table:number-columns-repeated="3"/>
          <table:table-cell office:value-type="string">
            <text:p>http://wwwusers.di.uniroma1.it/~wollan/</text:p>
          </table:table-cell>
          <table:table-cell office:value-type="string">
            <text:p>Combinatorics, 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Xuding</text:p>
          </table:table-cell>
          <table:table-cell office:value-type="string">
            <text:p>Zhu</text:p>
          </table:table-cell>
          <table:table-cell office:value-type="string">
            <text:p>National Sun Yat-sen University, Kaohsiung</text:p>
          </table:table-cell>
          <table:table-cell office:value-type="string">
            <text:p>Taiwan</text:p>
          </table:table-cell>
          <table:table-cell office:value-type="string">
            <text:p>zhu@math.nsysu.edu.tw</text:p>
          </table:table-cell>
          <table:table-cell table:number-columns-repeated="3"/>
          <table:table-cell office:value-type="string">
            <text:p>http://www.math.nsysu.edu.tw/~zhu/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Gwenaël</text:p>
          </table:table-cell>
          <table:table-cell office:value-type="string">
            <text:p>Joret</text:p>
          </table:table-cell>
          <table:table-cell office:value-type="string">
            <text:p>Free University of Brussels</text:p>
          </table:table-cell>
          <table:table-cell office:value-type="string">
            <text:p>Belgium</text:p>
          </table:table-cell>
          <table:table-cell office:value-type="string">
            <text:p>gjoret@ulb.ac.be</text:p>
          </table:table-cell>
          <table:table-cell table:number-columns-repeated="3"/>
          <table:table-cell office:value-type="string">
            <text:p>http://di.ulb.ac.be/algo/gjoret/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eirav</text:p>
          </table:table-cell>
          <table:table-cell office:value-type="string">
            <text:p>Zehavi</text:p>
          </table:table-cell>
          <table:table-cell office:value-type="string">
            <text:p>Ben-Gurion University</text:p>
          </table:table-cell>
          <table:table-cell office:value-type="string">
            <text:p>Israel</text:p>
          </table:table-cell>
          <table:table-cell office:value-type="string">
            <text:p>zehavimeirav@gmail.co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sites.google.com/site/zehavimeirav/</text:p>
          </table:table-cell>
          <table:table-cell office:value-type="string">
            <text:p>Algorithms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Anita</text:p>
          </table:table-cell>
          <table:table-cell office:value-type="string">
            <text:p>Liebenau</text:p>
          </table:table-cell>
          <table:table-cell office:value-type="string">
            <text:p>University of New South Wales, Sydney</text:p>
          </table:table-cell>
          <table:table-cell office:value-type="string">
            <text:p>Australia</text:p>
          </table:table-cell>
          <table:table-cell office:value-type="string">
            <text:p>a.liebenau@unsw.edu.au 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https://www.sites.google.com/site/aliebenau/home</text:p>
          </table:table-cell>
          <table:table-cell office:value-type="string">
            <text:p>Combinatorics</text:p>
          </table:table-cell>
          <table:table-cell table:style-name="ce5" office:value-type="float" office:value="1">
            <text:p>1</text:p>
          </table:table-cell>
        </table:table-row>
        <table:table-row table:style-name="ro2" table:number-rows-repeated="104850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Contact Information" table:base-cell-address="$Sheet1.$D$24" table:cell-range-address="$Sheet1.$E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atang" svg:font-family="Batang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4:14.021696447</meta:creation-date>
    <dc:date>2018-11-07T14:59:56</dc:date>
    <meta:editing-duration>PT3H4M20S</meta:editing-duration>
    <meta:editing-cycles>22</meta:editing-cycles>
    <meta:generator>LibreOffice/3.5$Linux_X86_64 LibreOffice_project/350m1$Build-2</meta:generator>
    <dc:creator>michal </dc:creator>
    <meta:document-statistic meta:table-count="1" meta:cell-count="566" meta:object-count="0"/>
    <meta:user-defined meta:name=""/>
  </office:meta>
</office:document-meta>
</file>